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TravRetLoadFieldSelector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LoadFieldSelectorTask.SearchTravRetLoadFieldSelector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LoadFieldSelectorTask.setParams( String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archTravRetLoadFieldSelectorTask.with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LoadFieldSelectorTask.retrieveDoc( IndexReader ir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